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047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1.2362in"/>
    </style:style>
    <style:style style:name="co4" style:family="table-column">
      <style:table-column-properties fo:break-before="auto" style:column-width="0.9783in"/>
    </style:style>
    <style:style style:name="co5" style:family="table-column">
      <style:table-column-properties fo:break-before="auto" style:column-width="1.4291in"/>
    </style:style>
    <style:style style:name="co6" style:family="table-column">
      <style:table-column-properties fo:break-before="auto" style:column-width="1.279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642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tring_Comparison_fi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Cosine_score</text:p>
          </table:table-cell>
          <table:table-cell office:value-type="string" calcext:value-type="string">
            <text:p>Deciphered_count</text:p>
          </table:table-cell>
          <table:table-cell office:value-type="string" calcext:value-type="string">
            <text:p>original_count</text:p>
          </table:table-cell>
          <table:table-cell office:value-type="string" calcext:value-type="string">
            <text:p>levenshtein_distanc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pan text:style-name="T1">Correctly</text:span></text:p>
            <text:p><text:span text:style-name="T1">Identified </text:span></text:p>
            <text:p><text:span text:style-name="T1">Characters</text:span></text:p>
            <text:p><text:span text:style-name="T1">Percentage</text:span></text:p>
          </table:table-cell>
        </table:table-row>
        <table:table-row table:style-name="ro2">
          <table:table-cell office:value-type="string" calcext:value-type="string">
            <text:p>Kids_Level.txt</text:p>
          </table:table-cell>
          <table:table-cell office:value-type="float" office:value="0.90737135647286" calcext:value-type="float">
            <text:p>0.90737135647286</text:p>
          </table:table-cell>
          <table:table-cell table:number-columns-repeated="2" office:value-type="float" office:value="396" calcext:value-type="float">
            <text:p>396</text:p>
          </table:table-cell>
          <table:table-cell office:value-type="float" office:value="5" calcext:value-type="float">
            <text:p>5</text:p>
          </table:table-cell>
          <table:table-cell office:value-type="float" office:value="8.11012983322144" calcext:value-type="float">
            <text:p>8.11012983322144</text:p>
          </table:table-cell>
          <table:table-cell table:formula="of:=([.D2]-[.E2])/[.D2]*100" office:value-type="float" office:value="98.7373737373737" calcext:value-type="float">
            <text:p>98.7373737373737</text:p>
          </table:table-cell>
        </table:table-row>
        <table:table-row table:style-name="ro2">
          <table:table-cell office:value-type="string" calcext:value-type="string">
            <text:p>GreenlandIceSheet_P2GlobalWarming.txt</text:p>
          </table:table-cell>
          <table:table-cell office:value-type="float" office:value="0.823666498672367" calcext:value-type="float">
            <text:p>0.823666498672367</text:p>
          </table:table-cell>
          <table:table-cell office:value-type="float" office:value="574" calcext:value-type="float">
            <text:p>574</text:p>
          </table:table-cell>
          <table:table-cell office:value-type="float" office:value="573" calcext:value-type="float">
            <text:p>573</text:p>
          </table:table-cell>
          <table:table-cell office:value-type="float" office:value="13" calcext:value-type="float">
            <text:p>13</text:p>
          </table:table-cell>
          <table:table-cell office:value-type="float" office:value="11.6306717395782" calcext:value-type="float">
            <text:p>11.6306717395782</text:p>
          </table:table-cell>
          <table:table-cell table:formula="of:=([.D3]-[.E3])/[.D3]*100" office:value-type="float" office:value="97.7312390924956" calcext:value-type="float">
            <text:p>97.7312390924956</text:p>
          </table:table-cell>
        </table:table-row>
        <table:table-row table:style-name="ro2">
          <table:table-cell office:value-type="string" calcext:value-type="string">
            <text:p>Pumpkin1_rule.txt</text:p>
          </table:table-cell>
          <table:table-cell office:value-type="float" office:value="0.82915619758885" calcext:value-type="float">
            <text:p>0.82915619758885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.00756049156189" calcext:value-type="float">
            <text:p>1.00756049156189</text:p>
          </table:table-cell>
          <table:table-cell table:formula="of:=([.D4]-[.E4])/[.D4]*100" office:value-type="float" office:value="97.9591836734694" calcext:value-type="float">
            <text:p>97.9591836734694</text:p>
          </table:table-cell>
        </table:table-row>
        <table:table-row table:style-name="ro2">
          <table:table-cell office:value-type="string" calcext:value-type="string">
            <text:p>GreelanIceCap_P3Interlaken.txt</text:p>
          </table:table-cell>
          <table:table-cell office:value-type="float" office:value="0.91742353473845" calcext:value-type="float">
            <text:p>0.91742353473845</text:p>
          </table:table-cell>
          <table:table-cell office:value-type="float" office:value="584" calcext:value-type="float">
            <text:p>584</text:p>
          </table:table-cell>
          <table:table-cell office:value-type="float" office:value="580" calcext:value-type="float">
            <text:p>580</text:p>
          </table:table-cell>
          <table:table-cell office:value-type="float" office:value="16" calcext:value-type="float">
            <text:p>16</text:p>
          </table:table-cell>
          <table:table-cell office:value-type="float" office:value="11.8526587486267" calcext:value-type="float">
            <text:p>11.8526587486267</text:p>
          </table:table-cell>
          <table:table-cell table:formula="of:=([.D5]-[.E5])/[.D5]*100" office:value-type="float" office:value="97.2413793103448" calcext:value-type="float">
            <text:p>97.2413793103448</text:p>
          </table:table-cell>
        </table:table-row>
        <table:table-row table:style-name="ro2">
          <table:table-cell office:value-type="string" calcext:value-type="string">
            <text:p>Autumn3_rule.txt</text:p>
          </table:table-cell>
          <table:table-cell office:value-type="float" office:value="0.793856620135735" calcext:value-type="float">
            <text:p>0.793856620135735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.1428644657135" calcext:value-type="float">
            <text:p>1.1428644657135</text:p>
          </table:table-cell>
          <table:table-cell table:formula="of:=([.D6]-[.E6])/[.D6]*100" office:value-type="float" office:value="97.9591836734694" calcext:value-type="float">
            <text:p>97.9591836734694</text:p>
          </table:table-cell>
        </table:table-row>
        <table:table-row table:style-name="ro2">
          <table:table-cell office:value-type="string" calcext:value-type="string">
            <text:p>Pumpkin1_States.txt</text:p>
          </table:table-cell>
          <table:table-cell office:value-type="float" office:value="0.966666666666667" calcext:value-type="float">
            <text:p>0.966666666666667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float" office:value="5.84543347358704" calcext:value-type="float">
            <text:p>5.84543347358704</text:p>
          </table:table-cell>
          <table:table-cell table:formula="of:=([.D7]-[.E7])/[.D7]*100" office:value-type="float" office:value="99.645390070922" calcext:value-type="float">
            <text:p>99.645390070922</text:p>
          </table:table-cell>
        </table:table-row>
        <table:table-row table:style-name="ro2">
          <table:table-cell office:value-type="string" calcext:value-type="string">
            <text:p>Autumn3_Workflow.txt</text:p>
          </table:table-cell>
          <table:table-cell office:value-type="float" office:value="0.801783725737273" calcext:value-type="float">
            <text:p>0.801783725737273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.30241417884827" calcext:value-type="float">
            <text:p>1.30241417884827</text:p>
          </table:table-cell>
          <table:table-cell table:formula="of:=([.D8]-[.E8])/[.D8]*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RainyLondon_P1ChildLabour.txt</text:p>
          </table:table-cell>
          <table:table-cell office:value-type="float" office:value="0.85692452744258" calcext:value-type="float">
            <text:p>0.85692452744258</text:p>
          </table:table-cell>
          <table:table-cell office:value-type="float" office:value="721" calcext:value-type="float">
            <text:p>721</text:p>
          </table:table-cell>
          <table:table-cell office:value-type="float" office:value="715" calcext:value-type="float">
            <text:p>715</text:p>
          </table:table-cell>
          <table:table-cell office:value-type="float" office:value="17" calcext:value-type="float">
            <text:p>17</text:p>
          </table:table-cell>
          <table:table-cell office:value-type="float" office:value="14.5724496841431" calcext:value-type="float">
            <text:p>14.5724496841431</text:p>
          </table:table-cell>
          <table:table-cell table:formula="of:=([.D9]-[.E9])/[.D9]*100" office:value-type="float" office:value="97.6223776223776" calcext:value-type="float">
            <text:p>97.6223776223776</text:p>
          </table:table-cell>
        </table:table-row>
        <table:table-row table:style-name="ro2">
          <table:table-cell office:value-type="string" calcext:value-type="string">
            <text:p>Kids_Sensore.t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.44517397880554" calcext:value-type="float">
            <text:p>1.44517397880554</text:p>
          </table:table-cell>
          <table:table-cell table:formula="of:=([.D10]-[.E10])/[.D10]*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GreelanIceCap_skills.txt</text:p>
          </table:table-cell>
          <table:table-cell office:value-type="float" office:value="0.670820393249937" calcext:value-type="float">
            <text:p>0.670820393249937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.23362326622009" calcext:value-type="float">
            <text:p>1.23362326622009</text:p>
          </table:table-cell>
          <table:table-cell table:formula="of:=([.D11]-[.E11])/[.D11]*100" office:value-type="float" office:value="96.4285714285714" calcext:value-type="float">
            <text:p>96.4285714285714</text:p>
          </table:table-cell>
        </table:table-row>
        <table:table-row table:style-name="ro2">
          <table:table-cell office:value-type="string" calcext:value-type="string">
            <text:p>RainyLondon_rule.txt</text:p>
          </table:table-cell>
          <table:table-cell office:value-type="float" office:value="0.82915619758885" calcext:value-type="float">
            <text:p>0.82915619758885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.1462299823761" calcext:value-type="float">
            <text:p>1.1462299823761</text:p>
          </table:table-cell>
          <table:table-cell table:formula="of:=([.D12]-[.E12])/[.D12]*100" office:value-type="float" office:value="97.9591836734694" calcext:value-type="float">
            <text:p>97.9591836734694</text:p>
          </table:table-cell>
        </table:table-row>
        <table:table-row table:style-name="ro2">
          <table:table-cell office:value-type="string" calcext:value-type="string">
            <text:p>GreenlandIceSheet_P4Europe.txt</text:p>
          </table:table-cell>
          <table:table-cell office:value-type="float" office:value="0.945473017193742" calcext:value-type="float">
            <text:p>0.945473017193742</text:p>
          </table:table-cell>
          <table:table-cell table:number-columns-repeated="2" office:value-type="float" office:value="595" calcext:value-type="float">
            <text:p>595</text:p>
          </table:table-cell>
          <table:table-cell office:value-type="float" office:value="5" calcext:value-type="float">
            <text:p>5</text:p>
          </table:table-cell>
          <table:table-cell office:value-type="float" office:value="12.1228044033051" calcext:value-type="float">
            <text:p>12.1228044033051</text:p>
          </table:table-cell>
          <table:table-cell table:formula="of:=([.D13]-[.E13])/[.D13]*100" office:value-type="float" office:value="99.1596638655462" calcext:value-type="float">
            <text:p>99.1596638655462</text:p>
          </table:table-cell>
        </table:table-row>
        <table:table-row table:style-name="ro2">
          <table:table-cell office:value-type="string" calcext:value-type="string">
            <text:p>Autumn1_Sensore.t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.25981044769287" calcext:value-type="float">
            <text:p>1.25981044769287</text:p>
          </table:table-cell>
          <table:table-cell table:formula="of:=([.D14]-[.E14])/[.D14]*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GreenlandIceSheet_P1ChildLabour.txt</text:p>
          </table:table-cell>
          <table:table-cell office:value-type="float" office:value="0.840218783670704" calcext:value-type="float">
            <text:p>0.840218783670704</text:p>
          </table:table-cell>
          <table:table-cell office:value-type="float" office:value="720" calcext:value-type="float">
            <text:p>720</text:p>
          </table:table-cell>
          <table:table-cell office:value-type="float" office:value="715" calcext:value-type="float">
            <text:p>715</text:p>
          </table:table-cell>
          <table:table-cell office:value-type="float" office:value="16" calcext:value-type="float">
            <text:p>16</text:p>
          </table:table-cell>
          <table:table-cell office:value-type="float" office:value="14.6748418807983" calcext:value-type="float">
            <text:p>14.6748418807983</text:p>
          </table:table-cell>
          <table:table-cell table:formula="of:=([.D15]-[.E15])/[.D15]*100" office:value-type="float" office:value="97.7622377622378" calcext:value-type="float">
            <text:p>97.7622377622378</text:p>
          </table:table-cell>
        </table:table-row>
        <table:table-row table:style-name="ro2">
          <table:table-cell office:value-type="string" calcext:value-type="string">
            <text:p>Kids_States.txt</text:p>
          </table:table-cell>
          <table:table-cell office:value-type="float" office:value="0.966666666666667" calcext:value-type="float">
            <text:p>0.966666666666667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float" office:value="5.10590195655823" calcext:value-type="float">
            <text:p>5.10590195655823</text:p>
          </table:table-cell>
          <table:table-cell table:formula="of:=([.D16]-[.E16])/[.D16]*100" office:value-type="float" office:value="99.645390070922" calcext:value-type="float">
            <text:p>99.645390070922</text:p>
          </table:table-cell>
        </table:table-row>
        <table:table-row table:style-name="ro2">
          <table:table-cell office:value-type="string" calcext:value-type="string">
            <text:p>Kids_rule.txt</text:p>
          </table:table-cell>
          <table:table-cell office:value-type="float" office:value="0.82915619758885" calcext:value-type="float">
            <text:p>0.82915619758885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.08691620826721" calcext:value-type="float">
            <text:p>1.08691620826721</text:p>
          </table:table-cell>
          <table:table-cell table:formula="of:=([.D17]-[.E17])/[.D17]*100" office:value-type="float" office:value="97.9591836734694" calcext:value-type="float">
            <text:p>97.9591836734694</text:p>
          </table:table-cell>
        </table:table-row>
        <table:table-row table:style-name="ro2">
          <table:table-cell office:value-type="string" calcext:value-type="string">
            <text:p>Autumn3_States.txt</text:p>
          </table:table-cell>
          <table:table-cell office:value-type="float" office:value="0.933333333333333" calcext:value-type="float">
            <text:p>0.933333333333333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2" calcext:value-type="float">
            <text:p>2</text:p>
          </table:table-cell>
          <table:table-cell office:value-type="float" office:value="5.89454388618469" calcext:value-type="float">
            <text:p>5.89454388618469</text:p>
          </table:table-cell>
          <table:table-cell table:formula="of:=([.D18]-[.E18])/[.D18]*100" office:value-type="float" office:value="99.290780141844" calcext:value-type="float">
            <text:p>99.290780141844</text:p>
          </table:table-cell>
        </table:table-row>
        <table:table-row table:style-name="ro2">
          <table:table-cell office:value-type="string" calcext:value-type="string">
            <text:p>Autumn3_Level.txt</text:p>
          </table:table-cell>
          <table:table-cell office:value-type="float" office:value="0.90737135647286" calcext:value-type="float">
            <text:p>0.90737135647286</text:p>
          </table:table-cell>
          <table:table-cell table:number-columns-repeated="2" office:value-type="float" office:value="396" calcext:value-type="float">
            <text:p>396</text:p>
          </table:table-cell>
          <table:table-cell office:value-type="float" office:value="5" calcext:value-type="float">
            <text:p>5</text:p>
          </table:table-cell>
          <table:table-cell office:value-type="float" office:value="8.0764422416687" calcext:value-type="float">
            <text:p>8.0764422416687</text:p>
          </table:table-cell>
          <table:table-cell table:formula="of:=([.D19]-[.E19])/[.D19]*100" office:value-type="float" office:value="98.7373737373737" calcext:value-type="float">
            <text:p>98.7373737373737</text:p>
          </table:table-cell>
        </table:table-row>
        <table:table-row table:style-name="ro2">
          <table:table-cell office:value-type="string" calcext:value-type="string">
            <text:p>GreelanIceCap_P2GlobalWarming.txt</text:p>
          </table:table-cell>
          <table:table-cell office:value-type="float" office:value="0.804361815109734" calcext:value-type="float">
            <text:p>0.804361815109734</text:p>
          </table:table-cell>
          <table:table-cell office:value-type="float" office:value="579" calcext:value-type="float">
            <text:p>579</text:p>
          </table:table-cell>
          <table:table-cell office:value-type="float" office:value="573" calcext:value-type="float">
            <text:p>573</text:p>
          </table:table-cell>
          <table:table-cell office:value-type="float" office:value="17" calcext:value-type="float">
            <text:p>17</text:p>
          </table:table-cell>
          <table:table-cell office:value-type="float" office:value="11.6378657817841" calcext:value-type="float">
            <text:p>11.6378657817841</text:p>
          </table:table-cell>
          <table:table-cell table:formula="of:=([.D20]-[.E20])/[.D20]*100" office:value-type="float" office:value="97.0331588132635" calcext:value-type="float">
            <text:p>97.0331588132635</text:p>
          </table:table-cell>
        </table:table-row>
        <table:table-row table:style-name="ro2">
          <table:table-cell office:value-type="string" calcext:value-type="string">
            <text:p>Pumpkin1_P3Interlaken.txt</text:p>
          </table:table-cell>
          <table:table-cell office:value-type="float" office:value="0.931854787382905" calcext:value-type="float">
            <text:p>0.931854787382905</text:p>
          </table:table-cell>
          <table:table-cell office:value-type="float" office:value="583" calcext:value-type="float">
            <text:p>583</text:p>
          </table:table-cell>
          <table:table-cell office:value-type="float" office:value="580" calcext:value-type="float">
            <text:p>580</text:p>
          </table:table-cell>
          <table:table-cell office:value-type="float" office:value="11" calcext:value-type="float">
            <text:p>11</text:p>
          </table:table-cell>
          <table:table-cell office:value-type="float" office:value="11.8533465862274" calcext:value-type="float">
            <text:p>11.8533465862274</text:p>
          </table:table-cell>
          <table:table-cell table:formula="of:=([.D21]-[.E21])/[.D21]*100" office:value-type="float" office:value="98.1034482758621" calcext:value-type="float">
            <text:p>98.1034482758621</text:p>
          </table:table-cell>
        </table:table-row>
        <table:table-row table:style-name="ro2">
          <table:table-cell office:value-type="string" calcext:value-type="string">
            <text:p>Autumn3_Sensore.t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.24791502952576" calcext:value-type="float">
            <text:p>1.24791502952576</text:p>
          </table:table-cell>
          <table:table-cell table:formula="of:=([.D22]-[.E22])/[.D22]*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Pumpkin1_Sensore.t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.66838979721069" calcext:value-type="float">
            <text:p>1.66838979721069</text:p>
          </table:table-cell>
          <table:table-cell table:formula="of:=([.D23]-[.E23])/[.D23]*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Autumn3_P2GlobalWarming.txt</text:p>
          </table:table-cell>
          <table:table-cell office:value-type="float" office:value="0.836536287714123" calcext:value-type="float">
            <text:p>0.836536287714123</text:p>
          </table:table-cell>
          <table:table-cell office:value-type="float" office:value="574" calcext:value-type="float">
            <text:p>574</text:p>
          </table:table-cell>
          <table:table-cell office:value-type="float" office:value="573" calcext:value-type="float">
            <text:p>573</text:p>
          </table:table-cell>
          <table:table-cell office:value-type="float" office:value="9" calcext:value-type="float">
            <text:p>9</text:p>
          </table:table-cell>
          <table:table-cell office:value-type="float" office:value="11.7424466609955" calcext:value-type="float">
            <text:p>11.7424466609955</text:p>
          </table:table-cell>
          <table:table-cell table:formula="of:=([.D24]-[.E24])/[.D24]*100" office:value-type="float" office:value="98.4293193717278" calcext:value-type="float">
            <text:p>98.4293193717278</text:p>
          </table:table-cell>
        </table:table-row>
        <table:table-row table:style-name="ro2">
          <table:table-cell office:value-type="string" calcext:value-type="string">
            <text:p>dog_skills.t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.18565154075623" calcext:value-type="float">
            <text:p>1.18565154075623</text:p>
          </table:table-cell>
          <table:table-cell table:formula="of:=([.D25]-[.E25])/[.D25]*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RainyLondon_P3Interlaken.txt</text:p>
          </table:table-cell>
          <table:table-cell office:value-type="float" office:value="0.919534265866584" calcext:value-type="float">
            <text:p>0.919534265866584</text:p>
          </table:table-cell>
          <table:table-cell office:value-type="float" office:value="584" calcext:value-type="float">
            <text:p>584</text:p>
          </table:table-cell>
          <table:table-cell office:value-type="float" office:value="580" calcext:value-type="float">
            <text:p>580</text:p>
          </table:table-cell>
          <table:table-cell office:value-type="float" office:value="16" calcext:value-type="float">
            <text:p>16</text:p>
          </table:table-cell>
          <table:table-cell office:value-type="float" office:value="10.3735039234161" calcext:value-type="float">
            <text:p>10.3735039234161</text:p>
          </table:table-cell>
          <table:table-cell table:formula="of:=([.D26]-[.E26])/[.D26]*100" office:value-type="float" office:value="97.2413793103448" calcext:value-type="float">
            <text:p>97.2413793103448</text:p>
          </table:table-cell>
        </table:table-row>
        <table:table-row table:style-name="ro2">
          <table:table-cell office:value-type="string" calcext:value-type="string">
            <text:p>Autumn1_Workflow.txt</text:p>
          </table:table-cell>
          <table:table-cell office:value-type="float" office:value="0.801783725737273" calcext:value-type="float">
            <text:p>0.801783725737273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.46882915496826" calcext:value-type="float">
            <text:p>1.46882915496826</text:p>
          </table:table-cell>
          <table:table-cell table:formula="of:=([.D27]-[.E27])/[.D27]*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GreelanIceCap_P4Europe.txt</text:p>
          </table:table-cell>
          <table:table-cell office:value-type="float" office:value="0.939070100121036" calcext:value-type="float">
            <text:p>0.939070100121036</text:p>
          </table:table-cell>
          <table:table-cell office:value-type="float" office:value="598" calcext:value-type="float">
            <text:p>598</text:p>
          </table:table-cell>
          <table:table-cell office:value-type="float" office:value="595" calcext:value-type="float">
            <text:p>595</text:p>
          </table:table-cell>
          <table:table-cell office:value-type="float" office:value="13" calcext:value-type="float">
            <text:p>13</text:p>
          </table:table-cell>
          <table:table-cell office:value-type="float" office:value="12.6741425991058" calcext:value-type="float">
            <text:p>12.6741425991058</text:p>
          </table:table-cell>
          <table:table-cell table:formula="of:=([.D28]-[.E28])/[.D28]*100" office:value-type="float" office:value="97.8151260504202" calcext:value-type="float">
            <text:p>97.8151260504202</text:p>
          </table:table-cell>
        </table:table-row>
        <table:table-row table:style-name="ro2">
          <table:table-cell office:value-type="string" calcext:value-type="string">
            <text:p>Pumpkin1_Level.txt</text:p>
          </table:table-cell>
          <table:table-cell office:value-type="float" office:value="0.90737135647286" calcext:value-type="float">
            <text:p>0.90737135647286</text:p>
          </table:table-cell>
          <table:table-cell table:number-columns-repeated="2" office:value-type="float" office:value="396" calcext:value-type="float">
            <text:p>396</text:p>
          </table:table-cell>
          <table:table-cell office:value-type="float" office:value="5" calcext:value-type="float">
            <text:p>5</text:p>
          </table:table-cell>
          <table:table-cell office:value-type="float" office:value="9.63504338264465" calcext:value-type="float">
            <text:p>9.63504338264465</text:p>
          </table:table-cell>
          <table:table-cell table:formula="of:=([.D29]-[.E29])/[.D29]*100" office:value-type="float" office:value="98.7373737373737" calcext:value-type="float">
            <text:p>98.7373737373737</text:p>
          </table:table-cell>
        </table:table-row>
        <table:table-row table:style-name="ro2">
          <table:table-cell office:value-type="string" calcext:value-type="string">
            <text:p>Kids_P3Interlaken.txt</text:p>
          </table:table-cell>
          <table:table-cell office:value-type="float" office:value="0.931854787382905" calcext:value-type="float">
            <text:p>0.931854787382905</text:p>
          </table:table-cell>
          <table:table-cell office:value-type="float" office:value="583" calcext:value-type="float">
            <text:p>583</text:p>
          </table:table-cell>
          <table:table-cell office:value-type="float" office:value="580" calcext:value-type="float">
            <text:p>580</text:p>
          </table:table-cell>
          <table:table-cell office:value-type="float" office:value="11" calcext:value-type="float">
            <text:p>11</text:p>
          </table:table-cell>
          <table:table-cell office:value-type="float" office:value="10.3145830631256" calcext:value-type="float">
            <text:p>10.3145830631256</text:p>
          </table:table-cell>
          <table:table-cell table:formula="of:=([.D30]-[.E30])/[.D30]*100" office:value-type="float" office:value="98.1034482758621" calcext:value-type="float">
            <text:p>98.1034482758621</text:p>
          </table:table-cell>
        </table:table-row>
        <table:table-row table:style-name="ro2">
          <table:table-cell office:value-type="string" calcext:value-type="string">
            <text:p>GreelanIceCap_rule.txt</text:p>
          </table:table-cell>
          <table:table-cell office:value-type="float" office:value="0.82915619758885" calcext:value-type="float">
            <text:p>0.82915619758885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1.16975903511047" calcext:value-type="float">
            <text:p>1.16975903511047</text:p>
          </table:table-cell>
          <table:table-cell table:formula="of:=([.D31]-[.E31])/[.D31]*100" office:value-type="float" office:value="93.8775510204082" calcext:value-type="float">
            <text:p>93.8775510204082</text:p>
          </table:table-cell>
        </table:table-row>
        <table:table-row table:style-name="ro2">
          <table:table-cell office:value-type="string" calcext:value-type="string">
            <text:p>Pumpkin1_P1ChildLabour.txt</text:p>
          </table:table-cell>
          <table:table-cell office:value-type="float" office:value="0.849451957117635" calcext:value-type="float">
            <text:p>0.849451957117635</text:p>
          </table:table-cell>
          <table:table-cell office:value-type="float" office:value="720" calcext:value-type="float">
            <text:p>720</text:p>
          </table:table-cell>
          <table:table-cell office:value-type="float" office:value="715" calcext:value-type="float">
            <text:p>715</text:p>
          </table:table-cell>
          <table:table-cell office:value-type="float" office:value="13" calcext:value-type="float">
            <text:p>13</text:p>
          </table:table-cell>
          <table:table-cell office:value-type="float" office:value="15.3546843528748" calcext:value-type="float">
            <text:p>15.3546843528748</text:p>
          </table:table-cell>
          <table:table-cell table:formula="of:=([.D32]-[.E32])/[.D32]*100" office:value-type="float" office:value="98.1818181818182" calcext:value-type="float">
            <text:p>98.1818181818182</text:p>
          </table:table-cell>
        </table:table-row>
        <table:table-row table:style-name="ro2">
          <table:table-cell office:value-type="string" calcext:value-type="string">
            <text:p>GreenlandIceSheet_Workflow.txt</text:p>
          </table:table-cell>
          <table:table-cell office:value-type="float" office:value="0.668153104781061" calcext:value-type="float">
            <text:p>0.668153104781061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1.36938309669495" calcext:value-type="float">
            <text:p>1.36938309669495</text:p>
          </table:table-cell>
          <table:table-cell table:formula="of:=([.D33]-[.E33])/[.D33]*100" office:value-type="float" office:value="98.4848484848485" calcext:value-type="float">
            <text:p>98.4848484848485</text:p>
          </table:table-cell>
        </table:table-row>
        <table:table-row table:style-name="ro2">
          <table:table-cell office:value-type="string" calcext:value-type="string">
            <text:p>GreelanIceCap_P5Tamil.txt</text:p>
          </table:table-cell>
          <table:table-cell office:value-type="float" office:value="0.929358301824347" calcext:value-type="float">
            <text:p>0.929358301824347</text:p>
          </table:table-cell>
          <table:table-cell office:value-type="float" office:value="721" calcext:value-type="float">
            <text:p>721</text:p>
          </table:table-cell>
          <table:table-cell office:value-type="float" office:value="714" calcext:value-type="float">
            <text:p>714</text:p>
          </table:table-cell>
          <table:table-cell office:value-type="float" office:value="19" calcext:value-type="float">
            <text:p>19</text:p>
          </table:table-cell>
          <table:table-cell office:value-type="float" office:value="15.0852289199829" calcext:value-type="float">
            <text:p>15.0852289199829</text:p>
          </table:table-cell>
          <table:table-cell table:formula="of:=([.D34]-[.E34])/[.D34]*100" office:value-type="float" office:value="97.3389355742297" calcext:value-type="float">
            <text:p>97.3389355742297</text:p>
          </table:table-cell>
        </table:table-row>
        <table:table-row table:style-name="ro2">
          <table:table-cell office:value-type="string" calcext:value-type="string">
            <text:p>Autumn3_P3Interlaken.txt</text:p>
          </table:table-cell>
          <table:table-cell office:value-type="float" office:value="0.931854787382905" calcext:value-type="float">
            <text:p>0.931854787382905</text:p>
          </table:table-cell>
          <table:table-cell office:value-type="float" office:value="583" calcext:value-type="float">
            <text:p>583</text:p>
          </table:table-cell>
          <table:table-cell office:value-type="float" office:value="580" calcext:value-type="float">
            <text:p>580</text:p>
          </table:table-cell>
          <table:table-cell office:value-type="float" office:value="11" calcext:value-type="float">
            <text:p>11</text:p>
          </table:table-cell>
          <table:table-cell office:value-type="float" office:value="11.6322338581085" calcext:value-type="float">
            <text:p>11.6322338581085</text:p>
          </table:table-cell>
          <table:table-cell table:formula="of:=([.D35]-[.E35])/[.D35]*100" office:value-type="float" office:value="98.1034482758621" calcext:value-type="float">
            <text:p>98.1034482758621</text:p>
          </table:table-cell>
        </table:table-row>
        <table:table-row table:style-name="ro2">
          <table:table-cell office:value-type="string" calcext:value-type="string">
            <text:p>Autumn1_P4Europe.txt</text:p>
          </table:table-cell>
          <table:table-cell office:value-type="float" office:value="0.941652742634692" calcext:value-type="float">
            <text:p>0.941652742634692</text:p>
          </table:table-cell>
          <table:table-cell table:number-columns-repeated="2" office:value-type="float" office:value="595" calcext:value-type="float">
            <text:p>595</text:p>
          </table:table-cell>
          <table:table-cell office:value-type="float" office:value="5" calcext:value-type="float">
            <text:p>5</text:p>
          </table:table-cell>
          <table:table-cell office:value-type="float" office:value="14.0587418079376" calcext:value-type="float">
            <text:p>14.0587418079376</text:p>
          </table:table-cell>
          <table:table-cell table:formula="of:=([.D36]-[.E36])/[.D36]*100" office:value-type="float" office:value="99.1596638655462" calcext:value-type="float">
            <text:p>99.1596638655462</text:p>
          </table:table-cell>
        </table:table-row>
        <table:table-row table:style-name="ro2">
          <table:table-cell office:value-type="string" calcext:value-type="string">
            <text:p>Autumn3_skills.t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.28797507286072" calcext:value-type="float">
            <text:p>1.28797507286072</text:p>
          </table:table-cell>
          <table:table-cell table:formula="of:=([.D37]-[.E37])/[.D37]*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Kids_Workflow.txt</text:p>
          </table:table-cell>
          <table:table-cell office:value-type="float" office:value="0.801783725737273" calcext:value-type="float">
            <text:p>0.801783725737273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.40901374816895" calcext:value-type="float">
            <text:p>1.40901374816895</text:p>
          </table:table-cell>
          <table:table-cell table:formula="of:=([.D38]-[.E38])/[.D38]*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Kids_P4Europe.txt</text:p>
          </table:table-cell>
          <table:table-cell office:value-type="float" office:value="0.945473017193742" calcext:value-type="float">
            <text:p>0.945473017193742</text:p>
          </table:table-cell>
          <table:table-cell table:number-columns-repeated="2" office:value-type="float" office:value="595" calcext:value-type="float">
            <text:p>595</text:p>
          </table:table-cell>
          <table:table-cell office:value-type="float" office:value="5" calcext:value-type="float">
            <text:p>5</text:p>
          </table:table-cell>
          <table:table-cell office:value-type="float" office:value="10.6243834495544" calcext:value-type="float">
            <text:p>10.6243834495544</text:p>
          </table:table-cell>
          <table:table-cell table:formula="of:=([.D39]-[.E39])/[.D39]*100" office:value-type="float" office:value="99.1596638655462" calcext:value-type="float">
            <text:p>99.1596638655462</text:p>
          </table:table-cell>
        </table:table-row>
        <table:table-row table:style-name="ro2">
          <table:table-cell office:value-type="string" calcext:value-type="string">
            <text:p>Autumn1_Level.txt</text:p>
          </table:table-cell>
          <table:table-cell office:value-type="float" office:value="0.896728888453195" calcext:value-type="float">
            <text:p>0.896728888453195</text:p>
          </table:table-cell>
          <table:table-cell office:value-type="float" office:value="397" calcext:value-type="float">
            <text:p>397</text:p>
          </table:table-cell>
          <table:table-cell office:value-type="float" office:value="396" calcext:value-type="float">
            <text:p>396</text:p>
          </table:table-cell>
          <table:table-cell office:value-type="float" office:value="6" calcext:value-type="float">
            <text:p>6</text:p>
          </table:table-cell>
          <table:table-cell office:value-type="float" office:value="8.34694266319275" calcext:value-type="float">
            <text:p>8.34694266319275</text:p>
          </table:table-cell>
          <table:table-cell table:formula="of:=([.D40]-[.E40])/[.D40]*100" office:value-type="float" office:value="98.4848484848485" calcext:value-type="float">
            <text:p>98.4848484848485</text:p>
          </table:table-cell>
        </table:table-row>
        <table:table-row table:style-name="ro2">
          <table:table-cell office:value-type="string" calcext:value-type="string">
            <text:p>GreenlandIceSheet_skills.t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.27070641517639" calcext:value-type="float">
            <text:p>1.27070641517639</text:p>
          </table:table-cell>
          <table:table-cell table:formula="of:=([.D41]-[.E41])/[.D41]*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Autumn3_P5Tamil.txt</text:p>
          </table:table-cell>
          <table:table-cell office:value-type="float" office:value="0.927503873845582" calcext:value-type="float">
            <text:p>0.927503873845582</text:p>
          </table:table-cell>
          <table:table-cell office:value-type="float" office:value="718" calcext:value-type="float">
            <text:p>718</text:p>
          </table:table-cell>
          <table:table-cell office:value-type="float" office:value="714" calcext:value-type="float">
            <text:p>714</text:p>
          </table:table-cell>
          <table:table-cell office:value-type="float" office:value="12" calcext:value-type="float">
            <text:p>12</text:p>
          </table:table-cell>
          <table:table-cell office:value-type="float" office:value="15.0140419006348" calcext:value-type="float">
            <text:p>15.0140419006348</text:p>
          </table:table-cell>
          <table:table-cell table:formula="of:=([.D42]-[.E42])/[.D42]*100" office:value-type="float" office:value="98.3193277310924" calcext:value-type="float">
            <text:p>98.3193277310924</text:p>
          </table:table-cell>
        </table:table-row>
        <table:table-row table:style-name="ro2">
          <table:table-cell office:value-type="string" calcext:value-type="string">
            <text:p>Pumpkin1_Workflow.txt</text:p>
          </table:table-cell>
          <table:table-cell office:value-type="float" office:value="0.801783725737273" calcext:value-type="float">
            <text:p>0.801783725737273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.36745595932007" calcext:value-type="float">
            <text:p>1.36745595932007</text:p>
          </table:table-cell>
          <table:table-cell table:formula="of:=([.D43]-[.E43])/[.D43]*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GreelanIceCap_P1ChildLabour.txt</text:p>
          </table:table-cell>
          <table:table-cell office:value-type="float" office:value="0.835068159244925" calcext:value-type="float">
            <text:p>0.835068159244925</text:p>
          </table:table-cell>
          <table:table-cell office:value-type="float" office:value="721" calcext:value-type="float">
            <text:p>721</text:p>
          </table:table-cell>
          <table:table-cell office:value-type="float" office:value="715" calcext:value-type="float">
            <text:p>715</text:p>
          </table:table-cell>
          <table:table-cell office:value-type="float" office:value="22" calcext:value-type="float">
            <text:p>22</text:p>
          </table:table-cell>
          <table:table-cell office:value-type="float" office:value="14.9955139160156" calcext:value-type="float">
            <text:p>14.9955139160156</text:p>
          </table:table-cell>
          <table:table-cell table:formula="of:=([.D44]-[.E44])/[.D44]*100" office:value-type="float" office:value="96.9230769230769" calcext:value-type="float">
            <text:p>96.9230769230769</text:p>
          </table:table-cell>
        </table:table-row>
        <table:table-row table:style-name="ro2">
          <table:table-cell office:value-type="string" calcext:value-type="string">
            <text:p>GreenlandIceSheet_States.txt</text:p>
          </table:table-cell>
          <table:table-cell office:value-type="float" office:value="0.966666666666667" calcext:value-type="float">
            <text:p>0.966666666666667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float" office:value="5.83884978294373" calcext:value-type="float">
            <text:p>5.83884978294373</text:p>
          </table:table-cell>
          <table:table-cell table:formula="of:=([.D45]-[.E45])/[.D45]*100" office:value-type="float" office:value="99.645390070922" calcext:value-type="float">
            <text:p>99.645390070922</text:p>
          </table:table-cell>
        </table:table-row>
        <table:table-row table:style-name="ro2">
          <table:table-cell office:value-type="string" calcext:value-type="string">
            <text:p>Autumn1_P2GlobalWarming.txt</text:p>
          </table:table-cell>
          <table:table-cell office:value-type="float" office:value="0.842971182235001" calcext:value-type="float">
            <text:p>0.842971182235001</text:p>
          </table:table-cell>
          <table:table-cell office:value-type="float" office:value="574" calcext:value-type="float">
            <text:p>574</text:p>
          </table:table-cell>
          <table:table-cell office:value-type="float" office:value="573" calcext:value-type="float">
            <text:p>573</text:p>
          </table:table-cell>
          <table:table-cell office:value-type="float" office:value="8" calcext:value-type="float">
            <text:p>8</text:p>
          </table:table-cell>
          <table:table-cell office:value-type="float" office:value="11.8728623390198" calcext:value-type="float">
            <text:p>11.8728623390198</text:p>
          </table:table-cell>
          <table:table-cell table:formula="of:=([.D46]-[.E46])/[.D46]*100" office:value-type="float" office:value="98.6038394415358" calcext:value-type="float">
            <text:p>98.6038394415358</text:p>
          </table:table-cell>
        </table:table-row>
        <table:table-row table:style-name="ro2">
          <table:table-cell office:value-type="string" calcext:value-type="string">
            <text:p>GreenlandIceSheet_P5Tamil.txt</text:p>
          </table:table-cell>
          <table:table-cell office:value-type="float" office:value="0.932562985623742" calcext:value-type="float">
            <text:p>0.932562985623742</text:p>
          </table:table-cell>
          <table:table-cell office:value-type="float" office:value="718" calcext:value-type="float">
            <text:p>718</text:p>
          </table:table-cell>
          <table:table-cell office:value-type="float" office:value="714" calcext:value-type="float">
            <text:p>714</text:p>
          </table:table-cell>
          <table:table-cell office:value-type="float" office:value="14" calcext:value-type="float">
            <text:p>14</text:p>
          </table:table-cell>
          <table:table-cell office:value-type="float" office:value="15.1938781738281" calcext:value-type="float">
            <text:p>15.1938781738281</text:p>
          </table:table-cell>
          <table:table-cell table:formula="of:=([.D47]-[.E47])/[.D47]*100" office:value-type="float" office:value="98.0392156862745" calcext:value-type="float">
            <text:p>98.0392156862745</text:p>
          </table:table-cell>
        </table:table-row>
        <table:table-row table:style-name="ro2">
          <table:table-cell office:value-type="string" calcext:value-type="string">
            <text:p>Autumn1_P5Tamil.txt</text:p>
          </table:table-cell>
          <table:table-cell office:value-type="float" office:value="0.934095161081018" calcext:value-type="float">
            <text:p>0.934095161081018</text:p>
          </table:table-cell>
          <table:table-cell office:value-type="float" office:value="719" calcext:value-type="float">
            <text:p>719</text:p>
          </table:table-cell>
          <table:table-cell office:value-type="float" office:value="714" calcext:value-type="float">
            <text:p>714</text:p>
          </table:table-cell>
          <table:table-cell office:value-type="float" office:value="12" calcext:value-type="float">
            <text:p>12</text:p>
          </table:table-cell>
          <table:table-cell office:value-type="float" office:value="14.7032935619354" calcext:value-type="float">
            <text:p>14.7032935619354</text:p>
          </table:table-cell>
          <table:table-cell table:formula="of:=([.D48]-[.E48])/[.D48]*100" office:value-type="float" office:value="98.3193277310924" calcext:value-type="float">
            <text:p>98.3193277310924</text:p>
          </table:table-cell>
        </table:table-row>
        <table:table-row table:style-name="ro2">
          <table:table-cell office:value-type="string" calcext:value-type="string">
            <text:p>GreenlandIceSheet_Sensore.txt</text:p>
          </table:table-cell>
          <table:table-cell office:value-type="float" office:value="0.928571428571429" calcext:value-type="float">
            <text:p>0.928571428571429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1.39422106742859" calcext:value-type="float">
            <text:p>1.39422106742859</text:p>
          </table:table-cell>
          <table:table-cell table:formula="of:=([.D49]-[.E49])/[.D49]*100" office:value-type="float" office:value="98.6301369863014" calcext:value-type="float">
            <text:p>98.6301369863014</text:p>
          </table:table-cell>
        </table:table-row>
        <table:table-row table:style-name="ro2">
          <table:table-cell office:value-type="string" calcext:value-type="string">
            <text:p>FamilyRunningMAsk_rule.txt</text:p>
          </table:table-cell>
          <table:table-cell office:value-type="float" office:value="0.82915619758885" calcext:value-type="float">
            <text:p>0.82915619758885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.14677882194519" calcext:value-type="float">
            <text:p>1.14677882194519</text:p>
          </table:table-cell>
          <table:table-cell table:formula="of:=([.D50]-[.E50])/[.D50]*100" office:value-type="float" office:value="97.9591836734694" calcext:value-type="float">
            <text:p>97.9591836734694</text:p>
          </table:table-cell>
        </table:table-row>
        <table:table-row table:style-name="ro2">
          <table:table-cell office:value-type="string" calcext:value-type="string">
            <text:p>Autumn3_P1ChildLabour.txt</text:p>
          </table:table-cell>
          <table:table-cell office:value-type="float" office:value="0.849451957117635" calcext:value-type="float">
            <text:p>0.849451957117635</text:p>
          </table:table-cell>
          <table:table-cell office:value-type="float" office:value="720" calcext:value-type="float">
            <text:p>720</text:p>
          </table:table-cell>
          <table:table-cell office:value-type="float" office:value="715" calcext:value-type="float">
            <text:p>715</text:p>
          </table:table-cell>
          <table:table-cell office:value-type="float" office:value="14" calcext:value-type="float">
            <text:p>14</text:p>
          </table:table-cell>
          <table:table-cell office:value-type="float" office:value="14.7167904376984" calcext:value-type="float">
            <text:p>14.7167904376984</text:p>
          </table:table-cell>
          <table:table-cell table:formula="of:=([.D51]-[.E51])/[.D51]*100" office:value-type="float" office:value="98.041958041958" calcext:value-type="float">
            <text:p>98.041958041958</text:p>
          </table:table-cell>
        </table:table-row>
        <table:table-row table:style-name="ro2">
          <table:table-cell office:value-type="string" calcext:value-type="string">
            <text:p>RainyLondon_skills.t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.27777457237244" calcext:value-type="float">
            <text:p>1.27777457237244</text:p>
          </table:table-cell>
          <table:table-cell table:formula="of:=([.D52]-[.E52])/[.D52]*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Pumpkin1_skills.t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.28149819374084" calcext:value-type="float">
            <text:p>1.28149819374084</text:p>
          </table:table-cell>
          <table:table-cell table:formula="of:=([.D53]-[.E53])/[.D53]*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Autumn1_P1ChildLabour.txt</text:p>
          </table:table-cell>
          <table:table-cell office:value-type="float" office:value="0.84483537039417" calcext:value-type="float">
            <text:p>0.84483537039417</text:p>
          </table:table-cell>
          <table:table-cell office:value-type="float" office:value="720" calcext:value-type="float">
            <text:p>720</text:p>
          </table:table-cell>
          <table:table-cell office:value-type="float" office:value="715" calcext:value-type="float">
            <text:p>715</text:p>
          </table:table-cell>
          <table:table-cell office:value-type="float" office:value="15" calcext:value-type="float">
            <text:p>15</text:p>
          </table:table-cell>
          <table:table-cell office:value-type="float" office:value="15.4015915393829" calcext:value-type="float">
            <text:p>15.4015915393829</text:p>
          </table:table-cell>
          <table:table-cell table:formula="of:=([.D54]-[.E54])/[.D54]*100" office:value-type="float" office:value="97.9020979020979" calcext:value-type="float">
            <text:p>97.9020979020979</text:p>
          </table:table-cell>
        </table:table-row>
        <table:table-row table:style-name="ro2">
          <table:table-cell office:value-type="string" calcext:value-type="string">
            <text:p>Autumn1_skills.t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.35423946380615" calcext:value-type="float">
            <text:p>1.35423946380615</text:p>
          </table:table-cell>
          <table:table-cell table:formula="of:=([.D55]-[.E55])/[.D55]*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FamilyRunningMAsk_skills.t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.26417517662048" calcext:value-type="float">
            <text:p>1.26417517662048</text:p>
          </table:table-cell>
          <table:table-cell table:formula="of:=([.D56]-[.E56])/[.D56]*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GreenlandIceSheet_rule.txt</text:p>
          </table:table-cell>
          <table:table-cell office:value-type="float" office:value="0.82915619758885" calcext:value-type="float">
            <text:p>0.82915619758885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.12818098068237" calcext:value-type="float">
            <text:p>1.12818098068237</text:p>
          </table:table-cell>
          <table:table-cell table:formula="of:=([.D57]-[.E57])/[.D57]*100" office:value-type="float" office:value="97.9591836734694" calcext:value-type="float">
            <text:p>97.9591836734694</text:p>
          </table:table-cell>
        </table:table-row>
        <table:table-row table:style-name="ro2">
          <table:table-cell office:value-type="string" calcext:value-type="string">
            <text:p>Pumpkin1_P2GlobalWarming.txt</text:p>
          </table:table-cell>
          <table:table-cell office:value-type="float" office:value="0.842971182235001" calcext:value-type="float">
            <text:p>0.842971182235001</text:p>
          </table:table-cell>
          <table:table-cell office:value-type="float" office:value="574" calcext:value-type="float">
            <text:p>574</text:p>
          </table:table-cell>
          <table:table-cell office:value-type="float" office:value="573" calcext:value-type="float">
            <text:p>573</text:p>
          </table:table-cell>
          <table:table-cell office:value-type="float" office:value="8" calcext:value-type="float">
            <text:p>8</text:p>
          </table:table-cell>
          <table:table-cell office:value-type="float" office:value="11.6882467269897" calcext:value-type="float">
            <text:p>11.6882467269897</text:p>
          </table:table-cell>
          <table:table-cell table:formula="of:=([.D58]-[.E58])/[.D58]*100" office:value-type="float" office:value="98.6038394415358" calcext:value-type="float">
            <text:p>98.6038394415358</text:p>
          </table:table-cell>
        </table:table-row>
        <table:table-row table:style-name="ro2">
          <table:table-cell office:value-type="string" calcext:value-type="string">
            <text:p>GreelanIceCap_Level.txt</text:p>
          </table:table-cell>
          <table:table-cell office:value-type="float" office:value="0.90737135647286" calcext:value-type="float">
            <text:p>0.90737135647286</text:p>
          </table:table-cell>
          <table:table-cell office:value-type="float" office:value="399" calcext:value-type="float">
            <text:p>399</text:p>
          </table:table-cell>
          <table:table-cell office:value-type="float" office:value="396" calcext:value-type="float">
            <text:p>396</text:p>
          </table:table-cell>
          <table:table-cell office:value-type="float" office:value="14" calcext:value-type="float">
            <text:p>14</text:p>
          </table:table-cell>
          <table:table-cell office:value-type="float" office:value="7.68677639961243" calcext:value-type="float">
            <text:p>7.68677639961243</text:p>
          </table:table-cell>
          <table:table-cell table:formula="of:=([.D59]-[.E59])/[.D59]*100" office:value-type="float" office:value="96.4646464646465" calcext:value-type="float">
            <text:p>96.4646464646465</text:p>
          </table:table-cell>
        </table:table-row>
        <table:table-row table:style-name="ro2">
          <table:table-cell office:value-type="string" calcext:value-type="string">
            <text:p>Kids_P5Tamil.txt</text:p>
          </table:table-cell>
          <table:table-cell office:value-type="float" office:value="0.935767669423136" calcext:value-type="float">
            <text:p>0.935767669423136</text:p>
          </table:table-cell>
          <table:table-cell office:value-type="float" office:value="718" calcext:value-type="float">
            <text:p>718</text:p>
          </table:table-cell>
          <table:table-cell office:value-type="float" office:value="714" calcext:value-type="float">
            <text:p>714</text:p>
          </table:table-cell>
          <table:table-cell office:value-type="float" office:value="11" calcext:value-type="float">
            <text:p>11</text:p>
          </table:table-cell>
          <table:table-cell office:value-type="float" office:value="14.5449285507202" calcext:value-type="float">
            <text:p>14.5449285507202</text:p>
          </table:table-cell>
          <table:table-cell table:formula="of:=([.D60]-[.E60])/[.D60]*100" office:value-type="float" office:value="98.4593837535014" calcext:value-type="float">
            <text:p>98.4593837535014</text:p>
          </table:table-cell>
        </table:table-row>
        <table:table-row table:style-name="ro2">
          <table:table-cell office:value-type="string" calcext:value-type="string">
            <text:p>FamilyRunningMAsk_Sensore.t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.41565847396851" calcext:value-type="float">
            <text:p>1.41565847396851</text:p>
          </table:table-cell>
          <table:table-cell table:formula="of:=([.D61]-[.E61])/[.D61]*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GreelanIceCap_Sensore.txt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1.46749114990234" calcext:value-type="float">
            <text:p>1.46749114990234</text:p>
          </table:table-cell>
          <table:table-cell table:formula="of:=([.D62]-[.E62])/[.D62]*100" office:value-type="float" office:value="94.5205479452055" calcext:value-type="float">
            <text:p>94.5205479452055</text:p>
          </table:table-cell>
        </table:table-row>
        <table:table-row table:style-name="ro2">
          <table:table-cell office:value-type="string" calcext:value-type="string">
            <text:p>Kids_skills.t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.25857257843018" calcext:value-type="float">
            <text:p>1.25857257843018</text:p>
          </table:table-cell>
          <table:table-cell table:formula="of:=([.D63]-[.E63])/[.D63]*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Autumn3_P4Europe.txt</text:p>
          </table:table-cell>
          <table:table-cell office:value-type="float" office:value="0.945473017193742" calcext:value-type="float">
            <text:p>0.945473017193742</text:p>
          </table:table-cell>
          <table:table-cell table:number-columns-repeated="2" office:value-type="float" office:value="595" calcext:value-type="float">
            <text:p>595</text:p>
          </table:table-cell>
          <table:table-cell office:value-type="float" office:value="5" calcext:value-type="float">
            <text:p>5</text:p>
          </table:table-cell>
          <table:table-cell office:value-type="float" office:value="12.1293005943298" calcext:value-type="float">
            <text:p>12.1293005943298</text:p>
          </table:table-cell>
          <table:table-cell table:formula="of:=([.D64]-[.E64])/[.D64]*100" office:value-type="float" office:value="99.1596638655462" calcext:value-type="float">
            <text:p>99.1596638655462</text:p>
          </table:table-cell>
        </table:table-row>
        <table:table-row table:style-name="ro2">
          <table:table-cell office:value-type="string" calcext:value-type="string">
            <text:p>RainyLondon_States.txt</text:p>
          </table:table-cell>
          <table:table-cell office:value-type="float" office:value="0.966666666666667" calcext:value-type="float">
            <text:p>0.966666666666667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float" office:value="5.9343056678772" calcext:value-type="float">
            <text:p>5.9343056678772</text:p>
          </table:table-cell>
          <table:table-cell table:formula="of:=([.D65]-[.E65])/[.D65]*100" office:value-type="float" office:value="99.645390070922" calcext:value-type="float">
            <text:p>99.645390070922</text:p>
          </table:table-cell>
        </table:table-row>
        <table:table-row table:style-name="ro2">
          <table:table-cell office:value-type="string" calcext:value-type="string">
            <text:p>Kids_P2GlobalWarming.txt</text:p>
          </table:table-cell>
          <table:table-cell office:value-type="float" office:value="0.836536287714123" calcext:value-type="float">
            <text:p>0.836536287714123</text:p>
          </table:table-cell>
          <table:table-cell office:value-type="float" office:value="574" calcext:value-type="float">
            <text:p>574</text:p>
          </table:table-cell>
          <table:table-cell office:value-type="float" office:value="573" calcext:value-type="float">
            <text:p>573</text:p>
          </table:table-cell>
          <table:table-cell office:value-type="float" office:value="9" calcext:value-type="float">
            <text:p>9</text:p>
          </table:table-cell>
          <table:table-cell office:value-type="float" office:value="11.5586740970612" calcext:value-type="float">
            <text:p>11.5586740970612</text:p>
          </table:table-cell>
          <table:table-cell table:formula="of:=([.D66]-[.E66])/[.D66]*100" office:value-type="float" office:value="98.4293193717278" calcext:value-type="float">
            <text:p>98.4293193717278</text:p>
          </table:table-cell>
        </table:table-row>
        <table:table-row table:style-name="ro2">
          <table:table-cell office:value-type="string" calcext:value-type="string">
            <text:p>GreenlandIceSheet_Level.txt</text:p>
          </table:table-cell>
          <table:table-cell office:value-type="float" office:value="0.923548868801869" calcext:value-type="float">
            <text:p>0.923548868801869</text:p>
          </table:table-cell>
          <table:table-cell table:number-columns-repeated="2" office:value-type="float" office:value="396" calcext:value-type="float">
            <text:p>396</text:p>
          </table:table-cell>
          <table:table-cell office:value-type="float" office:value="6" calcext:value-type="float">
            <text:p>6</text:p>
          </table:table-cell>
          <table:table-cell office:value-type="float" office:value="8.07057952880859" calcext:value-type="float">
            <text:p>8.07057952880859</text:p>
          </table:table-cell>
          <table:table-cell table:formula="of:=([.D67]-[.E67])/[.D67]*100" office:value-type="float" office:value="98.4848484848485" calcext:value-type="float">
            <text:p>98.4848484848485</text:p>
          </table:table-cell>
        </table:table-row>
        <table:table-row table:style-name="ro2">
          <table:table-cell office:value-type="string" calcext:value-type="string">
            <text:p>GreelanIceCap_States.txt</text:p>
          </table:table-cell>
          <table:table-cell office:value-type="float" office:value="0.839146391678274" calcext:value-type="float">
            <text:p>0.839146391678274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8" calcext:value-type="float">
            <text:p>8</text:p>
          </table:table-cell>
          <table:table-cell office:value-type="float" office:value="6.00577926635742" calcext:value-type="float">
            <text:p>6.00577926635742</text:p>
          </table:table-cell>
          <table:table-cell table:formula="of:=([.D68]-[.E68])/[.D68]*100" office:value-type="float" office:value="97.1631205673759" calcext:value-type="float">
            <text:p>97.1631205673759</text:p>
          </table:table-cell>
        </table:table-row>
        <table:table-row table:style-name="ro2">
          <table:table-cell office:value-type="string" calcext:value-type="string">
            <text:p>RainyLondon_P4Europe.txt</text:p>
          </table:table-cell>
          <table:table-cell office:value-type="float" office:value="0.945473017193742" calcext:value-type="float">
            <text:p>0.945473017193742</text:p>
          </table:table-cell>
          <table:table-cell table:number-columns-repeated="2" office:value-type="float" office:value="595" calcext:value-type="float">
            <text:p>595</text:p>
          </table:table-cell>
          <table:table-cell office:value-type="float" office:value="6" calcext:value-type="float">
            <text:p>6</text:p>
          </table:table-cell>
          <table:table-cell office:value-type="float" office:value="12.3083732128143" calcext:value-type="float">
            <text:p>12.3083732128143</text:p>
          </table:table-cell>
          <table:table-cell table:formula="of:=([.D69]-[.E69])/[.D69]*100" office:value-type="float" office:value="98.9915966386555" calcext:value-type="float">
            <text:p>98.9915966386555</text:p>
          </table:table-cell>
        </table:table-row>
        <table:table-row table:style-name="ro2">
          <table:table-cell office:value-type="string" calcext:value-type="string">
            <text:p>RainyLondon_Sensore.t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.49269104003906" calcext:value-type="float">
            <text:p>1.49269104003906</text:p>
          </table:table-cell>
          <table:table-cell table:formula="of:=([.D70]-[.E70])/[.D70]*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RainyLondon_Level.txt</text:p>
          </table:table-cell>
          <table:table-cell office:value-type="float" office:value="0.90737135647286" calcext:value-type="float">
            <text:p>0.90737135647286</text:p>
          </table:table-cell>
          <table:table-cell office:value-type="float" office:value="398" calcext:value-type="float">
            <text:p>398</text:p>
          </table:table-cell>
          <table:table-cell office:value-type="float" office:value="396" calcext:value-type="float">
            <text:p>396</text:p>
          </table:table-cell>
          <table:table-cell office:value-type="float" office:value="8" calcext:value-type="float">
            <text:p>8</text:p>
          </table:table-cell>
          <table:table-cell office:value-type="float" office:value="8.44530510902405" calcext:value-type="float">
            <text:p>8.44530510902405</text:p>
          </table:table-cell>
          <table:table-cell table:formula="of:=([.D71]-[.E71])/[.D71]*100" office:value-type="float" office:value="97.979797979798" calcext:value-type="float">
            <text:p>97.979797979798</text:p>
          </table:table-cell>
        </table:table-row>
        <table:table-row table:style-name="ro2">
          <table:table-cell office:value-type="string" calcext:value-type="string">
            <text:p>FamilyRunningMAsk_Workflow.txt</text:p>
          </table:table-cell>
          <table:table-cell office:value-type="float" office:value="0.801783725737273" calcext:value-type="float">
            <text:p>0.801783725737273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.39853882789612" calcext:value-type="float">
            <text:p>1.39853882789612</text:p>
          </table:table-cell>
          <table:table-cell table:formula="of:=([.D72]-[.E72])/[.D72]*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GreelanIceCap_Workflow.txt</text:p>
          </table:table-cell>
          <table:table-cell office:value-type="float" office:value="0.5" calcext:value-type="float">
            <text:p>0.5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1.21438908576965" calcext:value-type="float">
            <text:p>1.21438908576965</text:p>
          </table:table-cell>
          <table:table-cell table:formula="of:=([.D73]-[.E73])/[.D73]*100" office:value-type="float" office:value="90.9090909090909" calcext:value-type="float">
            <text:p>90.9090909090909</text:p>
          </table:table-cell>
        </table:table-row>
        <table:table-row table:style-name="ro2">
          <table:table-cell office:value-type="string" calcext:value-type="string">
            <text:p>Autumn1_P3Interlaken.txt</text:p>
          </table:table-cell>
          <table:table-cell office:value-type="float" office:value="0.931854787382905" calcext:value-type="float">
            <text:p>0.931854787382905</text:p>
          </table:table-cell>
          <table:table-cell office:value-type="float" office:value="583" calcext:value-type="float">
            <text:p>583</text:p>
          </table:table-cell>
          <table:table-cell office:value-type="float" office:value="580" calcext:value-type="float">
            <text:p>580</text:p>
          </table:table-cell>
          <table:table-cell office:value-type="float" office:value="11" calcext:value-type="float">
            <text:p>11</text:p>
          </table:table-cell>
          <table:table-cell office:value-type="float" office:value="12.4208652973175" calcext:value-type="float">
            <text:p>12.4208652973175</text:p>
          </table:table-cell>
          <table:table-cell table:formula="of:=([.D74]-[.E74])/[.D74]*100" office:value-type="float" office:value="98.1034482758621" calcext:value-type="float">
            <text:p>98.1034482758621</text:p>
          </table:table-cell>
        </table:table-row>
        <table:table-row table:style-name="ro2">
          <table:table-cell office:value-type="string" calcext:value-type="string">
            <text:p>dog_Workflow.txt</text:p>
          </table:table-cell>
          <table:table-cell office:value-type="float" office:value="0.801783725737273" calcext:value-type="float">
            <text:p>0.801783725737273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.38518691062927" calcext:value-type="float">
            <text:p>1.38518691062927</text:p>
          </table:table-cell>
          <table:table-cell table:formula="of:=([.D75]-[.E75])/[.D75]*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Pumpkin1_P4Europe.txt</text:p>
          </table:table-cell>
          <table:table-cell office:value-type="float" office:value="0.945473017193742" calcext:value-type="float">
            <text:p>0.945473017193742</text:p>
          </table:table-cell>
          <table:table-cell table:number-columns-repeated="2" office:value-type="float" office:value="595" calcext:value-type="float">
            <text:p>595</text:p>
          </table:table-cell>
          <table:table-cell office:value-type="float" office:value="4" calcext:value-type="float">
            <text:p>4</text:p>
          </table:table-cell>
          <table:table-cell office:value-type="float" office:value="12.0461077690125" calcext:value-type="float">
            <text:p>12.0461077690125</text:p>
          </table:table-cell>
          <table:table-cell table:formula="of:=([.D76]-[.E76])/[.D76]*100" office:value-type="float" office:value="99.327731092437" calcext:value-type="float">
            <text:p>99.327731092437</text:p>
          </table:table-cell>
        </table:table-row>
        <table:table-row table:style-name="ro2">
          <table:table-cell office:value-type="string" calcext:value-type="string">
            <text:p>Autumn1_rule.txt</text:p>
          </table:table-cell>
          <table:table-cell office:value-type="float" office:value="0.82915619758885" calcext:value-type="float">
            <text:p>0.82915619758885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.19530344009399" calcext:value-type="float">
            <text:p>1.19530344009399</text:p>
          </table:table-cell>
          <table:table-cell table:formula="of:=([.D77]-[.E77])/[.D77]*100" office:value-type="float" office:value="97.9591836734694" calcext:value-type="float">
            <text:p>97.9591836734694</text:p>
          </table:table-cell>
        </table:table-row>
        <table:table-row table:style-name="ro2">
          <table:table-cell office:value-type="string" calcext:value-type="string">
            <text:p>Kids_P1ChildLabour.txt</text:p>
          </table:table-cell>
          <table:table-cell office:value-type="float" office:value="0.849451957117635" calcext:value-type="float">
            <text:p>0.849451957117635</text:p>
          </table:table-cell>
          <table:table-cell office:value-type="float" office:value="720" calcext:value-type="float">
            <text:p>720</text:p>
          </table:table-cell>
          <table:table-cell office:value-type="float" office:value="715" calcext:value-type="float">
            <text:p>715</text:p>
          </table:table-cell>
          <table:table-cell office:value-type="float" office:value="13" calcext:value-type="float">
            <text:p>13</text:p>
          </table:table-cell>
          <table:table-cell office:value-type="float" office:value="14.5281393527985" calcext:value-type="float">
            <text:p>14.5281393527985</text:p>
          </table:table-cell>
          <table:table-cell table:formula="of:=([.D78]-[.E78])/[.D78]*100" office:value-type="float" office:value="98.1818181818182" calcext:value-type="float">
            <text:p>98.1818181818182</text:p>
          </table:table-cell>
        </table:table-row>
        <table:table-row table:style-name="ro2">
          <table:table-cell office:value-type="string" calcext:value-type="string">
            <text:p>RainyLondon_Workflow.txt</text:p>
          </table:table-cell>
          <table:table-cell office:value-type="float" office:value="0.801783725737273" calcext:value-type="float">
            <text:p>0.801783725737273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.36077833175659" calcext:value-type="float">
            <text:p>1.36077833175659</text:p>
          </table:table-cell>
          <table:table-cell table:formula="of:=([.D79]-[.E79])/[.D79]*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RainyLondon_P5Tamil.txt</text:p>
          </table:table-cell>
          <table:table-cell office:value-type="float" office:value="0.926274887109163" calcext:value-type="float">
            <text:p>0.926274887109163</text:p>
          </table:table-cell>
          <table:table-cell office:value-type="float" office:value="718" calcext:value-type="float">
            <text:p>718</text:p>
          </table:table-cell>
          <table:table-cell office:value-type="float" office:value="714" calcext:value-type="float">
            <text:p>714</text:p>
          </table:table-cell>
          <table:table-cell office:value-type="float" office:value="13" calcext:value-type="float">
            <text:p>13</text:p>
          </table:table-cell>
          <table:table-cell office:value-type="float" office:value="14.7813551425934" calcext:value-type="float">
            <text:p>14.7813551425934</text:p>
          </table:table-cell>
          <table:table-cell table:formula="of:=([.D80]-[.E80])/[.D80]*100" office:value-type="float" office:value="98.1792717086835" calcext:value-type="float">
            <text:p>98.1792717086835</text:p>
          </table:table-cell>
        </table:table-row>
        <table:table-row table:style-name="ro2">
          <table:table-cell office:value-type="string" calcext:value-type="string">
            <text:p>Pumpkin1_P5Tamil.txt</text:p>
          </table:table-cell>
          <table:table-cell office:value-type="float" office:value="0.935767669423136" calcext:value-type="float">
            <text:p>0.935767669423136</text:p>
          </table:table-cell>
          <table:table-cell office:value-type="float" office:value="718" calcext:value-type="float">
            <text:p>718</text:p>
          </table:table-cell>
          <table:table-cell office:value-type="float" office:value="714" calcext:value-type="float">
            <text:p>714</text:p>
          </table:table-cell>
          <table:table-cell office:value-type="float" office:value="11" calcext:value-type="float">
            <text:p>11</text:p>
          </table:table-cell>
          <table:table-cell office:value-type="float" office:value="14.6885557174683" calcext:value-type="float">
            <text:p>14.6885557174683</text:p>
          </table:table-cell>
          <table:table-cell table:formula="of:=([.D81]-[.E81])/[.D81]*100" office:value-type="float" office:value="98.4593837535014" calcext:value-type="float">
            <text:p>98.4593837535014</text:p>
          </table:table-cell>
        </table:table-row>
        <table:table-row table:style-name="ro2">
          <table:table-cell office:value-type="string" calcext:value-type="string">
            <text:p>Autumn1_States.txt</text:p>
          </table:table-cell>
          <table:table-cell office:value-type="float" office:value="0.966666666666667" calcext:value-type="float">
            <text:p>0.966666666666667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float" office:value="6.07105088233948" calcext:value-type="float">
            <text:p>6.07105088233948</text:p>
          </table:table-cell>
          <table:table-cell table:formula="of:=([.D82]-[.E82])/[.D82]*100" office:value-type="float" office:value="99.645390070922" calcext:value-type="float">
            <text:p>99.645390070922</text:p>
          </table:table-cell>
        </table:table-row>
        <table:table-row table:style-name="ro2">
          <table:table-cell office:value-type="string" calcext:value-type="string">
            <text:p>GreenlandIceSheet_P3Interlaken.txt</text:p>
          </table:table-cell>
          <table:table-cell office:value-type="float" office:value="0.925870201303688" calcext:value-type="float">
            <text:p>0.925870201303688</text:p>
          </table:table-cell>
          <table:table-cell office:value-type="float" office:value="583" calcext:value-type="float">
            <text:p>583</text:p>
          </table:table-cell>
          <table:table-cell office:value-type="float" office:value="580" calcext:value-type="float">
            <text:p>580</text:p>
          </table:table-cell>
          <table:table-cell office:value-type="float" office:value="12" calcext:value-type="float">
            <text:p>12</text:p>
          </table:table-cell>
          <table:table-cell office:value-type="float" office:value="10.5211071968079" calcext:value-type="float">
            <text:p>10.5211071968079</text:p>
          </table:table-cell>
          <table:table-cell table:formula="of:=([.D83]-[.E83])/[.D83]*100" office:value-type="float" office:value="97.9310344827586" calcext:value-type="float">
            <text:p>97.9310344827586</text:p>
          </table:table-cell>
        </table:table-row>
        <table:table-row table:style-name="ro2">
          <table:table-cell office:value-type="string" calcext:value-type="string">
            <text:p>RainyLondon_P2GlobalWarming.txt</text:p>
          </table:table-cell>
          <table:table-cell office:value-type="float" office:value="0.833521732728752" calcext:value-type="float">
            <text:p>0.833521732728752</text:p>
          </table:table-cell>
          <table:table-cell office:value-type="float" office:value="575" calcext:value-type="float">
            <text:p>575</text:p>
          </table:table-cell>
          <table:table-cell office:value-type="float" office:value="573" calcext:value-type="float">
            <text:p>573</text:p>
          </table:table-cell>
          <table:table-cell office:value-type="float" office:value="11" calcext:value-type="float">
            <text:p>11</text:p>
          </table:table-cell>
          <table:table-cell office:value-type="float" office:value="11.8867614269257" calcext:value-type="float">
            <text:p>11.8867614269257</text:p>
          </table:table-cell>
          <table:table-cell table:formula="of:=([.D84]-[.E84])/[.D84]*100" office:value-type="float" office:value="98.0802792321117" calcext:value-type="float">
            <text:p>98.08027923211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16T16:48:47.792769527</dc:date>
    <meta:editing-duration>PT47S</meta:editing-duration>
    <meta:editing-cycles>1</meta:editing-cycles>
    <meta:document-statistic meta:table-count="1" meta:cell-count="588" meta:object-count="0"/>
    <meta:generator>LibreOffice/6.4.7.2$Linux_X86_64 LibreOffice_project/40$Build-2</meta:generator>
  </office:meta>
</office:document-meta>
</file>